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0.04pt"/>
    </style:style>
    <style:style style:name="co2" style:family="table-column">
      <style:table-column-properties fo:break-before="auto" style:column-width="230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79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style:use-window-font-color="true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pt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10"/>
        <table:table-column table:style-name="co5" table:default-cell-style-name="ce10"/>
        <table:table-column table:style-name="co3" table:default-cell-style-name="ce14"/>
        <table:table-column table:style-name="co3" table:default-cell-style-name="ce7"/>
        <table:table-column table:style-name="co6" table:default-cell-style-name="ce10"/>
        <table:table-column table:style-name="co5" table:default-cell-style-name="ce10"/>
        <table:table-column table:style-name="co3" table:default-cell-style-name="ce14"/>
        <table:table-column table:style-name="co3" table:default-cell-style-name="ce7"/>
        <table:table-column table:style-name="co3" table:default-cell-style-name="ce10"/>
        <table:table-column table:style-name="co7" table:default-cell-style-name="ce10"/>
        <table:table-column table:style-name="co3" table:default-cell-style-name="ce14"/>
        <table:table-column table:style-name="co3" table:default-cell-style-name="ce7"/>
        <table:table-column table:style-name="co3" table:default-cell-style-name="ce10"/>
        <table:table-column table:style-name="co3" table:default-cell-style-name="ce14"/>
        <table:table-column table:style-name="co3" table:number-columns-repeated="1007" table:default-cell-style-name="Default"/>
        <table:table-row table:style-name="ro1">
          <table:table-cell table:style-name="Default" table:number-columns-repeated="2"/>
          <table:table-cell table:style-name="ce5" office:value-type="string" calcext:value-type="string" table:number-columns-spanned="4" table:number-rows-spanned="1">
            <text:p>RRT</text:p>
          </table:table-cell>
          <table:covered-table-cell table:number-columns-repeated="2" table:style-name="ce9"/>
          <table:covered-table-cell table:style-name="ce12"/>
          <table:table-cell table:style-name="ce5" office:value-type="string" calcext:value-type="string" table:number-columns-spanned="4" table:number-rows-spanned="1">
            <text:p>RRTConnect</text:p>
          </table:table-cell>
          <table:covered-table-cell table:number-columns-repeated="2" table:style-name="ce9"/>
          <table:covered-table-cell table:style-name="ce12"/>
          <table:table-cell table:style-name="ce5" office:value-type="string" calcext:value-type="string" table:number-columns-spanned="4" table:number-rows-spanned="1">
            <text:p>RRTStar</text:p>
          </table:table-cell>
          <table:covered-table-cell table:number-columns-repeated="2" table:style-name="ce9"/>
          <table:covered-table-cell table:style-name="ce12"/>
          <table:table-cell table:style-name="ce5" office:value-type="string" calcext:value-type="string" table:number-columns-spanned="3" table:number-rows-spanned="1">
            <text:p>PRM</text:p>
          </table:table-cell>
          <table:covered-table-cell table:style-name="ce9"/>
          <table:covered-table-cell table:style-name="ce12"/>
          <table:table-cell table:number-columns-repeated="1007"/>
        </table:table-row>
        <table:table-row table:style-name="ro1">
          <table:table-cell table:style-name="ce1" office:value-type="string" calcext:value-type="string">
            <text:p>Qstart</text:p>
          </table:table-cell>
          <table:table-cell table:style-name="ce1" office:value-type="string" calcext:value-type="string">
            <text:p>Qgoal</text:p>
          </table:table-cell>
          <table:table-cell table:style-name="ce6" office:value-type="string" calcext:value-type="string">
            <text:p>Path Cost</text:p>
          </table:table-cell>
          <table:table-cell table:style-name="ce1" office:value-type="string" calcext:value-type="string">
            <text:p>Tree points No.</text:p>
          </table:table-cell>
          <table:table-cell table:style-name="ce1" office:value-type="string" calcext:value-type="string">
            <text:p>Plan Time</text:p>
          </table:table-cell>
          <table:table-cell table:style-name="ce13" office:value-type="string" calcext:value-type="string">
            <text:p>Step No.</text:p>
          </table:table-cell>
          <table:table-cell table:style-name="ce6" office:value-type="string" calcext:value-type="string">
            <text:p>Path Cost</text:p>
          </table:table-cell>
          <table:table-cell table:style-name="ce1" office:value-type="string" calcext:value-type="string">
            <text:p>Tree points No.</text:p>
          </table:table-cell>
          <table:table-cell table:style-name="ce1" office:value-type="string" calcext:value-type="string">
            <text:p>Plan Time</text:p>
          </table:table-cell>
          <table:table-cell table:style-name="ce13" office:value-type="string" calcext:value-type="string">
            <text:p>Step No.</text:p>
          </table:table-cell>
          <table:table-cell table:style-name="ce6" office:value-type="string" calcext:value-type="string">
            <text:p>Path Cost</text:p>
          </table:table-cell>
          <table:table-cell table:style-name="ce1" office:value-type="string" calcext:value-type="string">
            <text:p>Tree points No.</text:p>
          </table:table-cell>
          <table:table-cell table:style-name="ce1" office:value-type="string" calcext:value-type="string">
            <text:p>Plan Time</text:p>
          </table:table-cell>
          <table:table-cell table:style-name="ce13" office:value-type="string" calcext:value-type="string">
            <text:p>Step No.</text:p>
          </table:table-cell>
          <table:table-cell table:style-name="ce6" office:value-type="string" calcext:value-type="string">
            <text:p>Path Cost</text:p>
          </table:table-cell>
          <table:table-cell table:style-name="ce1" office:value-type="string" calcext:value-type="string">
            <text:p>Plan Time</text:p>
          </table:table-cell>
          <table:table-cell table:style-name="ce13" office:value-type="string" calcext:value-type="string">
            <text:p>Step No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1.56566 6.03025 2.13871 3.67735 1.40625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17.756" calcext:value-type="float">
            <text:p>17.756</text:p>
          </table:table-cell>
          <table:table-cell office:value-type="float" office:value="2219" calcext:value-type="float">
            <text:p>2219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6.3028" calcext:value-type="float">
            <text:p>36.3028</text:p>
          </table:table-cell>
          <table:table-cell office:value-type="float" office:value="2922" calcext:value-type="float">
            <text:p>292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0.8275" calcext:value-type="float">
            <text:p>10.827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6.3735" calcext:value-type="float">
            <text:p>26.373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1.09951 1.23524 1.57761 3.87072 2.97376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7.48414" calcext:value-type="float">
            <text:p>7.4841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35103" calcext:value-type="float">
            <text:p>3.3510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89865" calcext:value-type="float">
            <text:p>6.8986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.3303" calcext:value-type="float">
            <text:p>23.330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1.53703 2.12195 5.65521 2.32005 0.698708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3.01882" calcext:value-type="float">
            <text:p>3.0188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.11898" calcext:value-type="float">
            <text:p>4.118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07521" calcext:value-type="float">
            <text:p>2.075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.8455" calcext:value-type="float">
            <text:p>19.84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1.71848 1.86184 4.67904 1.18724 4.31514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3.28066" calcext:value-type="float">
            <text:p>3.2806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.95674" calcext:value-type="float">
            <text:p>4.9567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55218" calcext:value-type="float">
            <text:p>2.552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6373" calcext:value-type="float">
            <text:p>12.637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0.652642 1.89279 2.9589 1.4482 5.30495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16.4977" calcext:value-type="float">
            <text:p>16.4977</text:p>
          </table:table-cell>
          <table:table-cell office:value-type="float" office:value="2715" calcext:value-type="float">
            <text:p>271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.60767" calcext:value-type="float">
            <text:p>4.607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38969" calcext:value-type="float">
            <text:p>7.38969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.654" calcext:value-type="float">
            <text:p>12.65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0.977357 5.80177 2.70307 1.16124 5.68553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15.0137" calcext:value-type="float">
            <text:p>15.013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7.9232" calcext:value-type="float">
            <text:p>57.9232</text:p>
          </table:table-cell>
          <table:table-cell office:value-type="float" office:value="6084" calcext:value-type="float">
            <text:p>608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8.4055" calcext:value-type="float">
            <text:p>18.4055</text:p>
          </table:table-cell>
          <table:table-cell office:value-type="float" office:value="754" calcext:value-type="float">
            <text:p>75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8.3915" calcext:value-type="float">
            <text:p>18.39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1.86892 1.64753 3.78777 4.4687 1.39328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6.62544" calcext:value-type="float">
            <text:p>6.62544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.84366" calcext:value-type="float">
            <text:p>9.84366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.39121" calcext:value-type="float">
            <text:p>9.39121</text:p>
          </table:table-cell>
          <table:table-cell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.2489" calcext:value-type="float">
            <text:p>7.248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0.368878 1.86407 2.00294 2.66512 3.19097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6.62657" calcext:value-type="float">
            <text:p>6.62657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39823" calcext:value-type="float">
            <text:p>4.398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.63531" calcext:value-type="float">
            <text:p>5.63531</text:p>
          </table:table-cell>
          <table:table-cell office:value-type="float" office:value="3578" calcext:value-type="float">
            <text:p>35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3313" calcext:value-type="float">
            <text:p>12.33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0.822693 2.10711 4.27086 0.857989 4.53161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3.80931" calcext:value-type="float">
            <text:p>3.8093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.84366" calcext:value-type="float">
            <text:p>9.8436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.87779" calcext:value-type="float">
            <text:p>2.8777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67617" calcext:value-type="float">
            <text:p>8.676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[0.333688 2.33992 1.24481 3.0768 2.1331]</text:p>
          </table:table-cell>
          <table:table-cell table:style-name="ce3" office:value-type="string" calcext:value-type="string">
            <text:p>[0.954219 2.39178 5.15862 1.07671 2.0733]</text:p>
          </table:table-cell>
          <table:table-cell office:value-type="float" office:value="14.7993" calcext:value-type="float">
            <text:p>14.7993</text:p>
          </table:table-cell>
          <table:table-cell office:value-type="float" office:value="3795" calcext:value-type="float">
            <text:p>379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.47001" calcext:value-type="float">
            <text:p>7.4700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.61687" calcext:value-type="float">
            <text:p>7.61687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.7253" calcext:value-type="float">
            <text:p>15.725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table:style-name="ce4" table:number-columns-repeated="2"/>
          <table:table-cell table:style-name="ce8"/>
          <table:table-cell table:style-name="ce11" table:number-columns-repeated="2"/>
          <table:table-cell table:style-name="ce15"/>
          <table:table-cell table:style-name="ce8"/>
          <table:table-cell table:style-name="ce11" table:number-columns-repeated="2"/>
          <table:table-cell table:style-name="ce15"/>
          <table:table-cell table:style-name="ce8"/>
          <table:table-cell table:style-name="ce11" table:number-columns-repeated="2"/>
          <table:table-cell table:style-name="ce15"/>
          <table:table-cell table:style-name="ce8"/>
          <table:table-cell table:style-name="ce11"/>
          <table:table-cell table:style-name="ce15"/>
          <table:table-cell table:style-name="ce16" table:number-columns-repeated="1007"/>
        </table:table-row>
        <table:table-row table:style-name="ro1">
          <table:table-cell office:value-type="string" calcext:value-type="string">
            <text:p>[1.56566 6.03025 2.13871 3.67735 1.40625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8.77058" calcext:value-type="float">
            <text:p>8.7705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4.2085" calcext:value-type="float">
            <text:p>34.2085</text:p>
          </table:table-cell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.5631" calcext:value-type="float">
            <text:p>10.5631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.5912" calcext:value-type="float">
            <text:p>25.59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[1.09951 1.23524 1.57761 3.87072 2.97376]</text:p>
          </table:table-cell>
          <table:table-cell table:style-name="ce3" office:value-type="string" calcext:value-type="string">
            <text:p>[1.34002 2.40607 0.186408 2.96768 2.09464]</text:p>
          </table:table-cell>
          <table:table-cell office:value-type="float" office:value="3.48089" calcext:value-type="float">
            <text:p>3.480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.39823" calcext:value-type="float">
            <text:p>4.398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6829" calcext:value-type="float">
            <text:p>2.268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.7421" calcext:value-type="float">
            <text:p>19.74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1.53703 2.12195 5.65521 2.32005 0.698708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10.4955" calcext:value-type="float">
            <text:p>10.495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.7552" calcext:value-type="float">
            <text:p>16.7552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.34984" calcext:value-type="float">
            <text:p>7.3498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.5397" calcext:value-type="float">
            <text:p>22.539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1.71848 1.86184 4.67904 1.18724 4.31514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9.63021" calcext:value-type="float">
            <text:p>9.63021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12.2871" calcext:value-type="float">
            <text:p>12.2871</text:p>
          </table:table-cell>
          <table:table-cell table:style-name="ce7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2" calcext:value-type="float">
            <text:p>22</text:p>
          </table:table-cell>
          <table:table-cell office:value-type="float" office:value="6.08119" calcext:value-type="float">
            <text:p>6.08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.3632" calcext:value-type="float">
            <text:p>19.36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0.652642 1.89279 2.9589 1.4482 5.30495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5.66426" calcext:value-type="float">
            <text:p>5.664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.46804" calcext:value-type="float">
            <text:p>4.468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75957" calcext:value-type="float">
            <text:p>4.759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.2109" calcext:value-type="float">
            <text:p>35.210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0.977357 5.80177 2.70307 1.16124 5.68553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12.8462" calcext:value-type="float">
            <text:p>12.8462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3.3009" calcext:value-type="float">
            <text:p>33.3009</text:p>
          </table:table-cell>
          <table:table-cell office:value-type="float" office:value="4303" calcext:value-type="float">
            <text:p>430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3.6508" calcext:value-type="float">
            <text:p>13.6508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7.205" calcext:value-type="float">
            <text:p>27.20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1.86892 1.64753 3.78777 4.4687 1.39328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6.20473" calcext:value-type="float">
            <text:p>6.20473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.591" calcext:value-type="float">
            <text:p>14.59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.6082" calcext:value-type="float">
            <text:p>8.608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.7251" calcext:value-type="float">
            <text:p>24.725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0.368878 1.86407 2.00294 2.66512 3.19097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2.58107" calcext:value-type="float">
            <text:p>2.5810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39823" calcext:value-type="float">
            <text:p>4.398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9129" calcext:value-type="float">
            <text:p>2.4912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.6541" calcext:value-type="float">
            <text:p>23.65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[0.822693 2.10711 4.27086 0.857989 4.53161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2.12041" calcext:value-type="float">
            <text:p>2.120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58309" calcext:value-type="float">
            <text:p>2.583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6652" calcext:value-type="float">
            <text:p>1.4665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.0943" calcext:value-type="float">
            <text:p>26.094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5:43:49.685845279</meta:creation-date>
    <meta:generator>LibreOffice/6.0.7.3$Linux_X86_64 LibreOffice_project/00m0$Build-3</meta:generator>
    <dc:date>2019-10-20T19:13:33.348802156</dc:date>
    <meta:editing-duration>PT1H15M35S</meta:editing-duration>
    <meta:editing-cycles>12</meta:editing-cycles>
    <meta:document-statistic meta:table-count="1" meta:cell-count="344" meta:object-count="0"/>
  </office:meta>
</office:document-meta>
</file>